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Matcher.test( String 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Matcher.isValidResource( String pattern , Locale locale , Locale testLocale , Map ma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LocaleMatcher.match( final String pattern , Map objectModel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ocaleMatcher.isValidResource( String pattern , Locale locale , Map 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leMatch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Matcher.configure( Configuration confi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caleMatch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